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orter.loggingOut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orter.SessionImporter( Path parentPath , SessionImpl session , SessionItemStateManager stateManager , int uuidBehavi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ssionImporter.endNode( NodeInfo nod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orter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orter.buildQValue( TextValue tv , int targetType , NamePath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essionImporter.checkIncludesMixReferenceable( Importer . NodeInfo node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orter.importNode( NodeInfo nodeInfo , NodeState par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essionImporter.setClosed( boolean isClos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orter.resolveUUIDConflict( NodeState parent , NodeEntry conflicting , NodeInfo node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essionImporter.importProperty( PropInfo pi , NodeState parentState , NamePathResolver resolv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essionImporter.loggedOut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Importer.startNode( NodeInfo nodeInfo , List propInfos , NamePathResolver resolv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SessionImport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orter.check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orter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orter.getPropertyValues( PropInfo propertyInfo , int targetType , boolean isMultiple , NamePath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